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99a" officeooo:paragraph-rsid="001d8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2:45:14.647816490</meta:creation-date>
    <dc:date>2020-03-17T12:45:38.679286039</dc:date>
    <meta:editing-duration>PT2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